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1" svg:font-family="Arial" style:font-family-generic="swiss"/>
    <style:font-face style:name="Caladea-Bold" svg:font-family="Caladea-Bold" style:font-family-generic="roman" style:font-pitch="variable"/>
    <style:font-face style:name="Caladea-Italic" svg:font-family="Caladea-Italic" style:font-family-generic="roman" style:font-pitch="variable"/>
    <style:font-face style:name="Caladea-Regular" svg:font-family="Caladea-Regular" style:font-family-generic="roman" style:font-pitch="variable"/>
    <style:font-face style:name="Carlito" svg:font-family="Carlito" style:font-family-generic="roman" style:font-pitch="variable"/>
    <style:font-face style:name="Carlito-Bold" svg:font-family="Carlito-Bold" style:font-family-generic="roman" style:font-pitch="variable"/>
    <style:font-face style:name="DejaVuSerif" svg:font-family="DejaVuSerif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302dc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background-color="#72bf44"/>
    </style:style>
    <style:style style:name="P5" style:family="paragraph" style:parent-style-name="Standard" style:list-style-name="L1">
      <style:paragraph-properties fo:text-align="start" style:justify-single-word="false"/>
      <style:text-properties fo:background-color="#72bf44"/>
    </style:style>
    <style:style style:name="T1" style:family="text">
      <style:text-properties style:font-name="Carlito-Bold" fo:font-size="28pt" fo:font-weight="bold" style:font-size-asian="28pt" style:font-weight-asian="bold"/>
    </style:style>
    <style:style style:name="T2" style:family="text">
      <style:text-properties style:font-name="Caladea-Regular" fo:font-size="12pt" style:font-size-asian="12pt"/>
    </style:style>
    <style:style style:name="T3" style:family="text">
      <style:text-properties style:font-name="Caladea-Regular" fo:font-size="12pt" officeooo:rsid="000302dc" style:font-size-asian="12pt"/>
    </style:style>
    <style:style style:name="T4" style:family="text">
      <style:text-properties style:font-name="Caladea-Regular" fo:font-size="12pt" fo:background-color="#fff200" loext:char-shading-value="0" style:font-size-asian="12pt"/>
    </style:style>
    <style:style style:name="T5" style:family="text">
      <style:text-properties style:font-name="Caladea-Regular" fo:font-size="12pt" fo:background-color="#fff200" loext:char-shading-value="0" style:font-size-asian="12pt"/>
    </style:style>
    <style:style style:name="T6" style:family="text">
      <style:text-properties style:font-name="Caladea-Regular" fo:font-size="12pt" fo:background-color="#72bf44" loext:char-shading-value="0" style:font-size-asian="12pt"/>
    </style:style>
    <style:style style:name="T7" style:family="text">
      <style:text-properties style:font-name="Caladea-Italic" fo:font-size="12pt" fo:font-style="italic" style:font-size-asian="12pt" style:font-style-asian="italic"/>
    </style:style>
    <style:style style:name="T8" style:family="text">
      <style:text-properties style:font-name="Caladea-Italic" fo:font-size="12pt" fo:font-style="italic" fo:background-color="#fff200" loext:char-shading-value="0" style:font-size-asian="12pt" style:font-style-asian="italic"/>
    </style:style>
    <style:style style:name="T9" style:family="text">
      <style:text-properties style:font-name="Caladea-Italic" fo:font-size="12pt" fo:font-style="italic" fo:background-color="#fff200" loext:char-shading-value="0" style:font-size-asian="12pt" style:font-style-asian="italic"/>
    </style:style>
    <style:style style:name="T10" style:family="text">
      <style:text-properties style:font-name="Caladea-Italic" fo:font-size="12pt" fo:font-style="italic" fo:background-color="#72bf44" loext:char-shading-value="0" style:font-size-asian="12pt" style:font-style-asian="italic"/>
    </style:style>
    <style:style style:name="T11" style:family="text">
      <style:text-properties style:font-name="Carlito" fo:font-size="17pt" style:font-size-asian="17pt"/>
    </style:style>
    <style:style style:name="T12" style:family="text">
      <style:text-properties style:font-name="Carlito" fo:font-size="15pt" style:font-size-asian="15pt"/>
    </style:style>
    <style:style style:name="T13" style:family="text">
      <style:text-properties style:font-name="Caladea-Bold" fo:font-size="12pt" fo:font-weight="bold" style:font-size-asian="12pt" style:font-weight-asian="bold"/>
    </style:style>
    <style:style style:name="T14" style:family="text">
      <style:text-properties style:font-name="OpenSymbol" fo:font-size="12pt" style:font-size-asian="12pt"/>
    </style:style>
    <style:style style:name="T15" style:family="text">
      <style:text-properties style:font-name="DejaVuSerif" fo:font-size="12pt" style:font-size-asian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cte – Bloc II</text:span></text:p>
      <text:p text:style-name="P1"><text:span text:style-name="T2">En aquest projecte vas a adaptar a PHP la plantilla basada en bootstrap que hages triat. Cal</text:span></text:p>
      <text:p text:style-name="P1"><text:span text:style-name="T2">destacar que el projecte estarà dividit en dues parts:</text:span></text:p>
      <text:p text:style-name="P1"><text:span text:style-name="T2">1. Una part de </text:span><text:span text:style-name="T7">back-office </text:span><text:span text:style-name="T2">a la qual s'accedirà una vegada que hàgem fet login.</text:span></text:p>
      <text:p text:style-name="P1"><text:span text:style-name="T2">2. Una part de </text:span><text:span text:style-name="T7">front-office </text:span><text:span text:style-name="T2">que serà la part pública de la pàgina a la qual tothom té accés.</text:span></text:p>
      <text:p text:style-name="P1"><text:span text:style-name="T2">Aquesta plantilla ha de complir una sèrie de requisits mínims que s'especifiquen a</text:span></text:p>
      <text:p text:style-name="P2"><text:span text:style-name="T2">continuació:</text:span></text:p>
      <text:p text:style-name="P2"><text:span text:style-name="T11">1. Tipus d’usuaris:</text:span></text:p>
      <text:p text:style-name="P1"><text:span text:style-name="T2"/></text:p>
      <text:p text:style-name="P1"><text:span text:style-name="T2">2. </text:span><text:span text:style-name="T13">Usuari administrador: </text:span><text:span text:style-name="T2">pot accedir al back-office i crear nous elements i modificar o</text:span></text:p>
      <text:p text:style-name="P1"><text:span text:style-name="T2">eliminar els elements de tots els usuaris.</text:span></text:p>
      <text:p text:style-name="P1"><text:span text:style-name="T11">2. Menú principal:</text:span></text:p>
      <text:p text:style-name="P1"><text:span text:style-name="T2">El menú principal variarà segons el tipus de l'usuari que accedisca. A continuació s’indicaran</text:span></text:p>
      <text:p text:style-name="P1"><text:span text:style-name="T2">els elements que contindrà el menú principal en cada cas.</text:span></text:p>
      <text:p text:style-name="P4"><text:span text:style-name="T2">1. Menú principal abans d'iniciar sessió</text:span></text:p>
      <text:list xml:id="list4245299488" text:style-name="L1">
        <text:list-item>
          <text:p text:style-name="P5"><text:span text:style-name="T2">a) Un enllaç que porte a la pàgina principal del lloc.</text:span></text:p>
        </text:list-item>
        <text:list-item>
          <text:p text:style-name="P5"><text:span text:style-name="T2">b) Un enllaç per a iniciar sessió.</text:span></text:p>
        </text:list-item>
        <text:list-item>
          <text:p text:style-name="P5"><text:span text:style-name="T2">c) Un enllaç per a registrar-se</text:span></text:p>
        </text:list-item>
        <text:list-item>
          <text:p text:style-name="P5"><text:span text:style-name="T2">d) La resta d'enllaços a les diferents parts de la plantilla.</text:span></text:p>
        </text:list-item>
      </text:list>
      <text:p text:style-name="P1"><text:span text:style-name="T2">2. </text:span><text:span text:style-name="T3">Despues de iniciar sesion</text:span></text:p>
      <text:list xml:id="list2465458765" text:style-name="L2">
        <text:list-item>
          <text:p text:style-name="P3"><text:span text:style-name="T2">a) Un enllaç que porte a la pàgina principal del lloc.</text:span></text:p>
        </text:list-item>
        <text:list-item>
          <text:p text:style-name="P3"><text:span text:style-name="T2">d) Un enllaç a la pàgina de perfil de l'usuari (El meu perfil)</text:span></text:p>
        </text:list-item>
        <text:list-item>
          <text:p text:style-name="P3"><text:span text:style-name="T2">e) Un enllaç per a fer tancar sessió “logout “ (es mostrarà el nom de l'usuari qur ha iniciat sessió)</text:span></text:p>
        </text:list-item>
      </text:list>
      <text:p text:style-name="P1"><text:span text:style-name="T2">f) Resta d'enllaços de la plantilla</text:span></text:p>
      <text:p text:style-name="P1"><text:span text:style-name="T2">3. Menú principal per a usuari administrador</text:span></text:p>
      <text:p text:style-name="P1"><text:span text:style-name="T2">a) El mateix que l'usuari normal</text:span></text:p>
      <text:p text:style-name="P1"><text:span text:style-name="T2">b) Un enllaç que porte a una pàgina de gestió d'usuaris</text:span></text:p>
      <text:p text:style-name="P1"><text:span text:style-name="T2"/></text:p>
      <text:p text:style-name="P1"><text:span text:style-name="T11">3. Front-Office</text:span></text:p>
      <text:p text:style-name="P1"><text:span text:style-name="T12">a) Login (login.php)</text:span></text:p>
      <text:p text:style-name="P1"><text:span text:style-name="T2">Ha de contenir un formulari per a iniciar sessió “login”. El formulari tindrà dos camps de text</text:span></text:p>
      <text:p text:style-name="P1"><text:span text:style-name="T2">per a introduir, correu electrònic i contrasenya. Després de verificar que el correu electrònic i</text:span></text:p>
      <text:p text:style-name="P1"><text:span text:style-name="T2">contrasenya són correctes es redirigirà a la zona privada de l'usuari. No es podrà fer </text:span><text:span text:style-name="T7">login </text:span><text:span text:style-name="T2">si ja</text:span></text:p>
      <text:p text:style-name="P1"><text:span text:style-name="T2">s'ha iniciat sessió.</text:span></text:p>
      <text:p text:style-name="P1"><text:span text:style-name="T2"/></text:p>
      <text:p text:style-name="P1"><text:span text:style-name="T12">c) Pàgina principal</text:span></text:p>
      <text:p text:style-name="P4"><text:span text:style-name="T2">En la pàgina principal mostrarem els elements que vagen creant els usuaris (articles, cursos,</text:span></text:p>
      <text:p text:style-name="P1"><text:span text:style-name="T6">entrades de blog, etc.</text:span><text:span text:style-name="T2">) ordenats per data (es veuran primer els que estiguen més propers en el</text:span></text:p>
      <text:p text:style-name="P1"><text:span text:style-name="T2">temps).</text:span></text:p>
      <text:p text:style-name="P1"><text:span text:style-name="T2">De cada element s'ha de mostrar:</text:span></text:p>
      <text:p text:style-name="P1"><text:span text:style-name="T6">1. imatge </text:span><text:span text:style-name="T10">thumbnail </text:span><text:span text:style-name="T5">(</text:span><text:span text:style-name="T2">si un element no té imatge es mostrarà una imatge per defecte),</text:span></text:p>
      <text:p text:style-name="P4"><text:span text:style-name="T2">títol, data, usuari creador, una opció per a veure més informació.</text:span></text:p>
      <text:p text:style-name="P1"><text:span text:style-name="T2">2. Si hi ha un usuari logueado, els elements que li pertanguen tindran una opció per a</text:span></text:p>
      <text:p text:style-name="P1"><text:span text:style-name="T2">entrar a editar-los.</text:span></text:p>
      <text:p text:style-name="P1"><text:span text:style-name="T2">3. Els elements han d'estar paginats per a evitar que aparega un scroll vertical massa</text:span></text:p>
      <text:p text:style-name="P1"><text:span text:style-name="T2">gran.</text:span></text:p>
      <text:p text:style-name="P1"><text:span text:style-name="T2">4. Hem de tenir la possibilitat de filtrar els elements de la següent forma:</text:span></text:p>
      <text:p text:style-name="P1"><text:soft-page-break/><text:span text:style-name="T2">a) Per categoria</text:span></text:p>
      <text:p text:style-name="P1"><text:span text:style-name="T2">b) Entre dues dates.</text:span></text:p>
      <text:p text:style-name="P1"><text:span text:style-name="T2">5. En aquesta pàgina també tindrem un formulari per a poder cercar elements de forma</text:span></text:p>
      <text:p text:style-name="P1"><text:span text:style-name="T2">senzilla. El formulari només tindrà un text de cerca i un botó cercar. La cerca es</text:span></text:p>
      <text:p text:style-name="P1"><text:span text:style-name="T2">realitzarà tant en el títol de l'element com en el text del mateix.</text:span></text:p>
      <text:p text:style-name="P1"><text:span text:style-name="T2"/></text:p>
      <text:p text:style-name="P4"><text:span text:style-name="T12">d) Pàgina detalls</text:span></text:p>
      <text:p text:style-name="P4"><text:span text:style-name="T2">En prémer l'opció veure més informació en un element anirem a una pàgina de detalls en la</text:span></text:p>
      <text:p text:style-name="P4"><text:span text:style-name="T2">qual es podrà veure:</text:span></text:p>
      <text:p text:style-name="P4"><text:span text:style-name="T14">• </text:span><text:span text:style-name="T2">Imatge en gran o Títol</text:span></text:p>
      <text:p text:style-name="P4"><text:span text:style-name="T14">• </text:span><text:span text:style-name="T2">Data</text:span></text:p>
      <text:p text:style-name="P4"><text:span text:style-name="T14">• </text:span><text:span text:style-name="T2">Descripció</text:span></text:p>
      <text:p text:style-name="P1"><text:span text:style-name="T14">• </text:span><text:span text:style-name="T2">Usuari que ha publicat l'element. Si premem sobre l'usuari ens anirem a la pàgina</text:span></text:p>
      <text:p text:style-name="P1"><text:span text:style-name="T2">principal, però només apareixeran els elements de dita usuària.</text:span></text:p>
      <text:p text:style-name="P1"><text:span text:style-name="T2"/></text:p>
      <text:p text:style-name="P1"><text:span text:style-name="T11">4. BACK-OFFICE</text:span></text:p>
      <text:p text:style-name="P1"><text:span text:style-name="T12">a) Pàgina gestió elements</text:span></text:p>
      <text:p text:style-name="P1"><text:span text:style-name="T2">Aquesta pàgina contindrà una taula en la qual es podran consultar les dades dels elements que</text:span></text:p>
      <text:p text:style-name="P1"><text:span text:style-name="T2">ha creat l'usuari. La taula es podrà filtrar per categoria, títol i data de publicació (es podrà</text:span></text:p>
      <text:p text:style-name="P1"><text:span text:style-name="T2">filtrar entre dues dates).</text:span></text:p>
      <text:p text:style-name="P1"><text:span text:style-name="T2">Cada element podrem visualitzar-ho, editar-ho, o eliminar-ho. També tindrem una opció per a</text:span></text:p>
      <text:p text:style-name="P1"><text:span text:style-name="T2">accedir a la pàgina de crear esdeveniment.</text:span></text:p>
      <text:p text:style-name="P1"><text:span text:style-name="T2">En eliminar un element primer comprovarem si té dades associades, per exemple si és un</text:span></text:p>
      <text:p text:style-name="P1"><text:span text:style-name="T2">article, comprovarem que no s'haja realitzat cap venda.</text:span></text:p>
      <text:p text:style-name="P1"><text:span text:style-name="T2">En cas que s'haja realitzat alguna venda, en lloc d'eliminar-se, es marcarà com a dau de baixa i</text:span></text:p>
      <text:p text:style-name="P1"><text:span text:style-name="T2">deixarà d'aparèixer en la pàgina principal. També tindrem una opció per a tornar a donar</text:span></text:p>
      <text:p text:style-name="P1"><text:span text:style-name="T2">d'alta un article donat de baixa anteriorment.</text:span></text:p>
      <text:p text:style-name="P1"><text:span text:style-name="T12">b) Pàgina crear element</text:span></text:p>
      <text:p text:style-name="P1"><text:span text:style-name="T2">Aquesta pàgina contindrà un formulari en el qual es demanaran totes les dades necessàries</text:span></text:p>
      <text:p text:style-name="P1"><text:span text:style-name="T2">per a crear un nou element. Un de les dades que caldrà demanar és la imatge, una vegada</text:span></text:p>
      <text:p text:style-name="P1"><text:span text:style-name="T2">pujada la imatge caldrà crear una versió reduïda (thumbnail) d'aquesta, per a posar-la en la</text:span></text:p>
      <text:p text:style-name="P1"><text:span text:style-name="T2">llista de la pàgina principal.</text:span></text:p>
      <text:p text:style-name="P1"><text:span text:style-name="T2"/></text:p>
      <text:p text:style-name="P1"><text:span text:style-name="T12">d) Pàgina el meu perfil</text:span></text:p>
      <text:p text:style-name="P1"><text:span text:style-name="T2">En aquesta pàgina podrem veure totes les dades de l'usuari actual. Podrem realitzar les</text:span></text:p>
      <text:p text:style-name="P1"><text:span text:style-name="T2">següents operacions:</text:span></text:p>
      <text:p text:style-name="P1"><text:span text:style-name="T14">• </text:span><text:span text:style-name="T2">Canviar </text:span><text:span text:style-name="T7">password</text:span><text:span text:style-name="T2">.</text:span></text:p>
      <text:p text:style-name="P1"><text:span text:style-name="T14">• </text:span><text:span text:style-name="T2">Canviar imatge d'usuari: cada usuari disposarà d'una imatge que serà el seu avatar. En</text:span></text:p>
      <text:p text:style-name="P1"><text:span text:style-name="T2">aquesta secció hi haurà un formulari que permetrà pujar aquesta imatge. Existiran les</text:span></text:p>
      <text:p text:style-name="P1"><text:span text:style-name="T2">següents restriccions:</text:span></text:p>
      <text:p text:style-name="P1"><text:span text:style-name="T14">◦ </text:span><text:span text:style-name="T2">Pes màxim de 10KBytes.</text:span></text:p>
      <text:p text:style-name="P1"><text:span text:style-name="T14">◦ </text:span><text:span text:style-name="T2">Es redimensionará a una grandària de 100x100 píxels.</text:span></text:p>
      <text:p text:style-name="P1"><text:span text:style-name="T14">◦ </text:span><text:span text:style-name="T2">Només pot ser del tipus jpg o png.</text:span></text:p>
      <text:p text:style-name="P1"><text:span text:style-name="T14">◦ </text:span><text:span text:style-name="T2">La imatge de l'usuari es mostrarà en els esdeveniments publicats per l'usuari.</text:span></text:p>
      <text:p text:style-name="P1"><text:span text:style-name="T14">◦ </text:span><text:span text:style-name="T2">Canviar l'idioma per a l'usuari.</text:span></text:p>
      <text:p text:style-name="P1"><text:span text:style-name="T2"/></text:p>
      <text:p text:style-name="P1"><text:span text:style-name="T11">5. Control d’accés</text:span></text:p>
      <text:p text:style-name="P1"><text:span text:style-name="T2">Es comprovarà que l'usuari haja fet login en l'aplicació per a poder accedir a totes les pàgines</text:span></text:p>
      <text:p text:style-name="P1"><text:span text:style-name="T2">excepte a les pàgines públiques. Si s'intenta accedir a una pàgina privada sense fer login es</text:span></text:p>
      <text:p text:style-name="P1"><text:soft-page-break/><text:span text:style-name="T2">redirigirà al login automàticament.</text:span></text:p>
      <text:p text:style-name="P1"><text:span text:style-name="T2"/></text:p>
      <text:p text:style-name="P1"><text:span text:style-name="T12">7. Qüestions a tenir en compte</text:span></text:p>
      <text:p text:style-name="P4"><text:span text:style-name="T14">• </text:span><text:span text:style-name="T2">Base de dades. Has de realitzar una anàlisi de l'aplicació i crear les taules i relacions</text:span></text:p>
      <text:p text:style-name="P4"><text:span text:style-name="T2">necessàries per al correcte funcionament de la mateixa.</text:span></text:p>
      <text:p text:style-name="P4"><text:span text:style-name="T14">• </text:span><text:span text:style-name="T2">Crea un usuari amb privilegis d'accés únicament per a aquesta base de dades.</text:span></text:p>
      <text:p text:style-name="P1"><text:span text:style-name="T14">• </text:span><text:span text:style-name="T2">Juntament amb l'aplicació hauràs de lliurar un script .sql que contindrà l'estructura de</text:span></text:p>
      <text:p text:style-name="P1"><text:span text:style-name="T2">la base de dades i un conjunt de dades d'exemple per a poder importar-los en MariaDB</text:span></text:p>
      <text:p text:style-name="P1"><text:span text:style-name="T2">(No oblides incloure la creació de l'usuari en el script). </text:span><text:span text:style-name="T6">Per a accedir a la base de dades</text:span></text:p>
      <text:p text:style-name="P4"><text:span text:style-name="T2">des de PHP utilitzaràs la llibreria PDO.</text:span></text:p>
      <text:p text:style-name="P4"><text:span text:style-name="T14">• </text:span><text:span text:style-name="T2">Totes les operacions amb la base de dades les realitzaràs mitjançant consultes</text:span></text:p>
      <text:p text:style-name="P4"><text:span text:style-name="T2">preparades, així evitaràs atacs del tipus SqlInjection.</text:span></text:p>
      <text:p text:style-name="P4"><text:span text:style-name="T14">• </text:span><text:span text:style-name="T2">En la taula usuaris existirà un usuari administrador creat per defecte que el seu nick</text:span></text:p>
      <text:p text:style-name="P4"><text:span text:style-name="T2">serà admin i password admin.</text:span></text:p>
      <text:p text:style-name="P1"><text:span text:style-name="T14">• </text:span><text:span text:style-name="T2">El password dels usuaris estarà encriptat utilitzant l'algorisme bcrypt.</text:span></text:p>
      <text:p text:style-name="P1"><text:span text:style-name="T14">• </text:span><text:span text:style-name="T2">Les dades enviades mitjançant els formularis han de validar-se correctament en la part</text:span></text:p>
      <text:p text:style-name="P1"><text:span text:style-name="T2">de servidor. Si s'utilitza validació en la parteix client, aquesta es desactivarà durant la</text:span></text:p>
      <text:p text:style-name="P1"><text:span text:style-name="T2">correcció del projecte per a comprovar que la validació en la part del servidor és</text:span></text:p>
      <text:p text:style-name="P1"><text:span text:style-name="T2">correcta.</text:span></text:p>
      <text:p text:style-name="P1"><text:span text:style-name="T14">• </text:span><text:span text:style-name="T2">Has d'aplicar les validacions que estimes oportunes, principalment, aquelles que</text:span></text:p>
      <text:p text:style-name="P1"><text:span text:style-name="T2">impedisquen que els camps importants no es queden buits.</text:span></text:p>
      <text:p text:style-name="P1"><text:span text:style-name="T14">• </text:span><text:span text:style-name="T2">Tingues en compte que la grandària màxima del lliurament és de 100 MB, per tant, no</text:span></text:p>
      <text:p text:style-name="Standard"><text:span text:style-name="T2">has d'utilitzar imatges que pesen mass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1" svg:font-family="Arial" style:font-family-generic="swiss"/>
    <style:font-face style:name="Caladea-Bold" svg:font-family="Caladea-Bold" style:font-family-generic="roman" style:font-pitch="variable"/>
    <style:font-face style:name="Caladea-Italic" svg:font-family="Caladea-Italic" style:font-family-generic="roman" style:font-pitch="variable"/>
    <style:font-face style:name="Caladea-Regular" svg:font-family="Caladea-Regular" style:font-family-generic="roman" style:font-pitch="variable"/>
    <style:font-face style:name="Carlito" svg:font-family="Carlito" style:font-family-generic="roman" style:font-pitch="variable"/>
    <style:font-face style:name="Carlito-Bold" svg:font-family="Carlito-Bold" style:font-family-generic="roman" style:font-pitch="variable"/>
    <style:font-face style:name="DejaVuSerif" svg:font-family="DejaVuSerif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Subtitle" style:family="paragraph" style:parent-style-name="Heading" style:class="chapter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5:01:47.681000000</meta:creation-date>
    <dc:date>2019-11-09T23:13:01.937000000</dc:date>
    <meta:editing-duration>PT7H50M49S</meta:editing-duration>
    <meta:editing-cycles>1</meta:editing-cycles>
    <meta:document-statistic meta:table-count="0" meta:image-count="0" meta:object-count="0" meta:page-count="3" meta:paragraph-count="111" meta:word-count="1095" meta:character-count="6290" meta:non-whitespace-character-count="5312"/>
    <meta:generator>LibreOffice/5.4.0.3$Windows_x86 LibreOffice_project/7556cbc6811c9d992f4064ab9287069087d7f62c</meta:generator>
  </office:meta>
</office:document-meta>
</file>